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nux Libertine" svg:font-family="'Linux Libertine', Georgia, Times, serif"/>
    <style:font-face style:name="Lohit Devanagari1" svg:font-family="'Lohit Devanagari'"/>
    <style:font-face style:name="arial" svg:font-family="arial, sans-serif"/>
    <style:font-face style:name="inter-regular" svg:font-family="inter-regular, system-ui, apple-system, BlinkMacSystemFont, 'Segoe UI', Roboto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ad41" officeooo:paragraph-rsid="000aad41"/>
    </style:style>
    <style:style style:name="P2" style:family="paragraph" style:parent-style-name="Standard">
      <style:text-properties officeooo:rsid="000aad41" officeooo:paragraph-rsid="000d2c03"/>
    </style:style>
    <style:style style:name="P3" style:family="paragraph" style:parent-style-name="Standard">
      <style:text-properties officeooo:rsid="000846ff" officeooo:paragraph-rsid="000846ff"/>
    </style:style>
    <style:style style:name="P4" style:family="paragraph" style:parent-style-name="Standard">
      <style:text-properties officeooo:rsid="000eb26a" officeooo:paragraph-rsid="000eb26a"/>
    </style:style>
    <style:style style:name="P5" style:family="paragraph" style:parent-style-name="Standard">
      <style:text-properties fo:font-weight="bold" officeooo:rsid="000eb26a" officeooo:paragraph-rsid="00144a79" style:font-weight-asian="bold" style:font-weight-complex="bold"/>
    </style:style>
    <style:style style:name="P6" style:family="paragraph" style:parent-style-name="Standard">
      <style:text-properties fo:font-weight="normal" officeooo:rsid="000eb26a" officeooo:paragraph-rsid="00144a79" style:font-weight-asian="normal" style:font-weight-complex="normal"/>
    </style:style>
    <style:style style:name="P7" style:family="paragraph" style:parent-style-name="Standard">
      <style:text-properties fo:font-weight="normal" officeooo:rsid="00170f4a" officeooo:paragraph-rsid="00170f4a" style:font-weight-asian="normal" style:font-weight-complex="normal"/>
    </style:style>
    <style:style style:name="P8" style:family="paragraph" style:parent-style-name="Text_20_body">
      <style:paragraph-properties fo:margin-left="0in" fo:margin-right="0in" fo:margin-top="0in" fo:margin-bottom="0in" loext:contextual-spacing="false" fo:line-height="162%" fo:orphans="2" fo:widows="2" fo:text-indent="0in" style:auto-text-indent="false" fo:padding="0in" fo:border="none"/>
      <style:text-properties fo:font-weight="normal" officeooo:rsid="000eb26a" officeooo:paragraph-rsid="00157469" style:font-weight-asian="normal" style:font-weight-complex="normal"/>
    </style:style>
    <style:style style:name="P9" style:family="paragraph" style:parent-style-name="Text_20_body">
      <style:paragraph-properties fo:margin-left="0in" fo:margin-right="0in" fo:margin-top="0in" fo:margin-bottom="0in" loext:contextual-spacing="false" fo:line-height="162%" fo:orphans="2" fo:widows="2" fo:text-indent="0in" style:auto-text-indent="false" fo:padding="0in" fo:border="none"/>
      <style:text-properties fo:font-variant="normal" fo:text-transform="none" fo:color="#4d5156" style:font-name="inter-regular" fo:font-size="12pt" fo:letter-spacing="normal" fo:font-style="normal" fo:font-weight="normal" officeooo:rsid="001d99be" officeooo:paragraph-rsid="00157469" style:font-name-asian="arial" style:font-size-asian="10.5pt" style:font-style-asian="normal" style:font-weight-asian="normal" style:font-weight-complex="normal"/>
    </style:style>
    <style:style style:name="P10" style:family="paragraph" style:parent-style-name="Text_20_body">
      <style:paragraph-properties fo:margin-left="0in" fo:margin-right="0in" fo:margin-top="0in" fo:margin-bottom="0in" loext:contextual-spacing="false" fo:line-height="162%" fo:orphans="2" fo:widows="2" fo:text-indent="0in" style:auto-text-indent="false" fo:padding="0in" fo:border="none"/>
      <style:text-properties fo:font-variant="normal" fo:text-transform="none" fo:color="#4d5156" style:font-name="inter-regular" fo:font-size="12pt" fo:letter-spacing="normal" fo:font-style="normal" fo:font-weight="normal" officeooo:rsid="00460312" officeooo:paragraph-rsid="00170f4a" style:font-name-asian="arial" style:font-size-asian="10.5pt" style:font-style-asian="normal" style:font-weight-asian="normal" style:font-weight-complex="normal"/>
    </style:style>
    <style:style style:name="P11" style:family="paragraph" style:parent-style-name="Text_20_body">
      <style:paragraph-properties fo:margin-left="0in" fo:margin-right="0in" fo:margin-top="0in" fo:margin-bottom="0in" loext:contextual-spacing="false" fo:line-height="162%" fo:orphans="2" fo:widows="2" fo:text-indent="0in" style:auto-text-indent="false" fo:padding="0in" fo:border="none"/>
      <style:text-properties fo:font-variant="normal" fo:text-transform="none" fo:color="#4d5156" style:font-name="inter-regular" fo:font-size="12pt" fo:letter-spacing="normal" fo:font-style="normal" fo:font-weight="normal" officeooo:rsid="00179b78" officeooo:paragraph-rsid="00179b78" style:font-name-asian="arial" style:font-size-asian="10.5pt" style:font-style-asian="normal" style:font-weight-asian="normal" style:font-weight-complex="normal"/>
    </style:style>
    <style:style style:name="P12" style:family="paragraph" style:parent-style-name="Text_20_body">
      <style:paragraph-properties fo:margin-left="0in" fo:margin-right="0in" fo:margin-top="0in" fo:margin-bottom="0in" loext:contextual-spacing="false" fo:line-height="162%" fo:orphans="2" fo:widows="2" fo:text-indent="0in" style:auto-text-indent="false" fo:padding="0in" fo:border="none"/>
      <style:text-properties fo:font-variant="normal" fo:text-transform="none" fo:color="#4d5156" style:font-name="inter-regular" fo:font-size="12pt" fo:letter-spacing="normal" fo:font-style="normal" fo:font-weight="normal" officeooo:rsid="0019e967" officeooo:paragraph-rsid="0019e967" style:font-name-asian="arial" style:font-size-asian="10.5pt" style:font-style-asian="normal" style:font-weight-asian="normal" style:font-weight-complex="normal"/>
    </style:style>
    <style:style style:name="P13" style:family="paragraph" style:parent-style-name="Text_20_body">
      <style:paragraph-properties fo:margin-left="0in" fo:margin-right="0in" fo:margin-top="0in" fo:margin-bottom="0in" loext:contextual-spacing="false" fo:line-height="162%" fo:orphans="2" fo:widows="2" fo:text-indent="0in" style:auto-text-indent="false" fo:padding="0in" fo:border="none"/>
      <style:text-properties fo:font-variant="normal" fo:text-transform="none" fo:color="#4d5156" style:font-name="inter-regular" fo:font-size="12pt" fo:letter-spacing="normal" fo:font-style="normal" fo:font-weight="normal" officeooo:rsid="003a7b14" officeooo:paragraph-rsid="00170f4a" style:font-name-asian="arial" style:font-size-asian="10.5pt" style:font-style-asian="normal" style:font-weight-asian="normal"/>
    </style:style>
    <style:style style:name="P14" style:family="paragraph" style:parent-style-name="Standard">
      <style:text-properties officeooo:rsid="001b93fe" officeooo:paragraph-rsid="001b93fe"/>
    </style:style>
    <style:style style:name="T1" style:family="text">
      <style:text-properties officeooo:rsid="000aad41"/>
    </style:style>
    <style:style style:name="T2" style:family="text">
      <style:text-properties fo:font-variant="normal" fo:text-transform="none" fo:color="#000000" fo:letter-spacing="normal" style:font-style-asian="normal"/>
    </style:style>
    <style:style style:name="T3" style:family="text">
      <style:text-properties officeooo:rsid="004b03f2"/>
    </style:style>
    <style:style style:name="T4" style:family="text">
      <style:text-properties fo:color="#000000" style:font-name-asian="Linux Libertine" style:rfc-language-tag-asian="zh-Hant" style:language-asian="zh" style:script-asian="Hant"/>
    </style:style>
    <style:style style:name="T5" style:family="text">
      <style:text-properties fo:color="#000000" officeooo:rsid="00473ea0" style:font-name-asian="Linux Libertine" style:rfc-language-tag-asian="zh-Hant" style:language-asian="zh" style:script-asian="Hant"/>
    </style:style>
    <style:style style:name="T6" style:family="text">
      <style:text-properties fo:color="#000000" officeooo:rsid="004861b4" style:font-name-asian="Linux Libertine" style:rfc-language-tag-asian="zh-Hant" style:language-asian="zh" style:script-asian="Hant"/>
    </style:style>
    <style:style style:name="T7" style:family="text">
      <style:text-properties officeooo:rsid="00425a3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8/<text:span text:style-name="T1">4</text:span></text:p>
      <text:p text:style-name="P2">1 抖音：簡歷寫法：</text:p>
      <text:p text:style-name="P2">工作經歷使用倒敘；</text:p>
      <text:p text:style-name="P1">時間軸簡歷</text:p>
      <text:p text:style-name="P1">最上面：寫名字就好；</text:p>
      <text:p text:style-name="P1"/>
      <text:p text:style-name="P4">2 </text:p>
      <text:p text:style-name="P4">7月開發文檔，讀後總結：</text:p>
      <text:p text:style-name="P4">做數據分析，也可以說成是數據建模，為數據建立模型；</text:p>
      <text:p text:style-name="P4">數學建模之後，還需要驗證模型是否合理，也就是要通過模型進行預測，並與實際的數據進行對比；</text:p>
      <text:p text:style-name="P4">（驗證的時候，需要畫出模型的預測圖，和實際的圖，這個可以加入訓練模型中）</text:p>
      <text:p text:style-name="P5">“<text:span text:style-name="T2">做爲解決現實問題的參考</text:span>”</text:p>
      <text:p text:style-name="P5"/>
      <text:p text:style-name="P7">it邦文章：</text:p>
      <text:p text:style-name="P6">網絡安全-公匙-你所不知道的作用：</text:p>
      <text:p text:style-name="P6">原文引用：《security_engineering_a_guide_to_building_dependable_distributed_systems》</text:p>
      <text:p text:style-name="P8"><text:s/>Finally, naming is a particularly thorny problem. Many governments and organisations are trying to build Distributed Systems larger, flatter namespaces — using identity cards to number citizens and using RFID to number objects — and yet naming problems undermined attempts during the 1990s to build useful public key infrastructures.</text:p>
      <text:p text:style-name="P8">翻譯：</text:p>
      <text:p text:style-name="P9">命名是個很大的問題是因為<text:span text:style-name="T3">，系統非常的大，所以需要建立非常大的命名空間：但是之後出現的公匙的基礎設施徹底解決了這個問題；</text:span></text:p>
      <text:p text:style-name="P9"/>
      <text:p text:style-name="P9">精闢：</text:p>
      <text:p text:style-name="P13">服務失敗的四種情況<text:span text:style-name="T7">：</text:span></text:p>
      <text:p text:style-name="P13">傳輸失敗，系統失敗<text:span text:style-name="T7">，二次存儲失敗，溝通中間層失敗；</text:span></text:p>
      <text:p text:style-name="P10"><text:span text:style-name="T4">（web中系統不是最大的範圍，應該說系統只是一個描述範圍的方式，反而服務是更加面向顧客的描述方式</text:span><text:span text:style-name="T5">；所以系統設計，和服務設計，哪個才是大家最需要的？小而美的話，應該從服務設計出發</text:span><text:span text:style-name="T6">；大而全，才需要從系統設計出發</text:span><text:span text:style-name="T4">）</text:span></text:p>
      <text:p text:style-name="P9"/>
      <text:p text:style-name="P11">2 pandas dataframe</text:p>
      <text:p text:style-name="P12">get df by columns’ value:</text:p>
      <text:p text:style-name="P11"><text:a xlink:type="simple" xlink:href="https://www.interviewqs.com/ddi-code-snippets/rows-cols-python" text:style-name="Internet_20_link" text:visited-style-name="Visited_20_Internet_20_Link">https://www.interviewqs.com/ddi-code-snippets/rows-cols-python</text:a></text:p>
      <text:p text:style-name="P12">subset:</text:p>
      <text:p text:style-name="P11"><text:a xlink:type="simple" xlink:href="https://pandas.pydata.org/docs/getting_started/intro_tutorials/03_subset_data.html" text:style-name="Internet_20_link" text:visited-style-name="Visited_20_Internet_20_Link">https://pandas.pydata.org/docs/getting_started/intro_tutorials/03_subset_data.html</text:a></text:p>
      <text:p text:style-name="P11"/>
      <text:p text:style-name="P11"/>
      <text:p text:style-name="P14"><text:soft-page-break/>8/5</text:p>
      <text:p text:style-name="P14">1 douyin：</text:p>
      <text:p text:style-name="P14">動力小的船要想超過大船，只能減負才行；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nux Libertine" svg:font-family="'Linux Libertine', Georgia, Times, serif"/>
    <style:font-face style:name="Lohit Devanagari1" svg:font-family="'Lohit Devanagari'"/>
    <style:font-face style:name="arial" svg:font-family="arial, sans-serif"/>
    <style:font-face style:name="inter-regular" svg:font-family="inter-regular, system-ui, apple-system, BlinkMacSystemFont, 'Segoe UI', Roboto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1T19:41:55.683057954</meta:creation-date>
    <dc:date>2022-08-05T13:49:17.409621700</dc:date>
    <meta:editing-duration>PT1H39M24S</meta:editing-duration>
    <meta:editing-cycles>15</meta:editing-cycles>
    <meta:generator>LibreOffice/6.4.7.2$Linux_X86_64 LibreOffice_project/40$Build-2</meta:generator>
    <meta:document-statistic meta:table-count="0" meta:image-count="0" meta:object-count="0" meta:page-count="2" meta:paragraph-count="29" meta:word-count="478" meta:character-count="1033" meta:non-whitespace-character-count="975"/>
  </office:meta>
</office:document-meta>
</file>